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C000002E11948AF6B8470C7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paragraph-rsid="000bca1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이미지2" text:anchor-type="char" svg:x="0.065cm" svg:y="-0.067cm" svg:width="14.288cm" svg:height="19.5cm" draw:z-index="0"><draw:image xlink:href="Pictures/100002010000021C000002E11948AF6B8470C73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이미지1" text:anchor-type="char" svg:width="14.288cm" svg:height="19.5cm" draw:z-index="1"><draw:image xlink:href="Pictures/100002010000021C000002E11948AF6B8470C7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21:34:11.977652237</meta:creation-date>
    <dc:date>2022-04-25T21:36:14.950441081</dc:date>
    <meta:editing-duration>PT2M3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4.7.2$Linux_X86_64 LibreOffice_project/40$Build-2</meta:generator>
  </office:meta>
</office:document-meta>
</file>